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586c7" officeooo:paragraph-rsid="005586c7"/>
    </style:style>
    <style:style style:name="T1" style:family="text">
      <style:text-properties officeooo:rsid="0056b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dane uruchomienie dockera<text:span text:style-name="T1"> na customowych I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3T06:23:40.145006345</dc:date>
    <meta:editing-duration>P1DT2H54M23S</meta:editing-duration>
    <meta:editing-cycles>49</meta:editing-cycles>
    <meta:document-statistic meta:table-count="0" meta:image-count="0" meta:object-count="0" meta:page-count="1" meta:paragraph-count="1" meta:word-count="6" meta:character-count="45" meta:non-whitespace-character-count="40"/>
  </office:meta>
</office:document-meta>
</file>